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color="#ffffff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title">
      <style:graphic-properties draw:stroke="none" draw:fill="none" fo:min-height="3.194cm"/>
    </style:style>
    <style:style style:name="pr4" style:family="presentation" style:parent-style-name="TWU_25_20Lecture-notes">
      <style:graphic-properties draw:fill-color="#ffffff" draw:auto-grow-height="true" fo:min-height="12.573cm"/>
    </style:style>
    <style:style style:name="pr5" style:family="presentation" style:parent-style-name="Default-title">
      <style:graphic-properties fo:min-height="2.927cm"/>
    </style:style>
    <style:style style:name="pr6" style:family="presentation" style:parent-style-name="Default-outline1">
      <style:graphic-properties fo:min-height="14.016cm"/>
    </style:style>
    <style:style style:name="pr7" style:family="presentation" style:parent-style-name="Default-notes">
      <style:graphic-properties draw:fill-color="#ffffff" draw:auto-grow-height="true" fo:min-height="12.573cm"/>
    </style:style>
    <style:style style:name="pr8" style:family="presentation" style:parent-style-name="Default-title">
      <style:graphic-properties draw:auto-grow-height="true" fo:min-height="3.178cm"/>
    </style:style>
    <style:style style:name="pr9" style:family="presentation" style:parent-style-name="Default-outline1">
      <style:graphic-properties draw:auto-grow-height="true" fo:min-height="14.26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text-properties fo:font-size="16pt"/>
    </style:style>
    <style:style style:name="P4" style:family="paragraph">
      <style:paragraph-properties fo:margin-left="0cm" fo:margin-right="0cm" fo:margin-top="0cm" fo:margin-bottom="0cm" fo:text-indent="0cm">
        <style:tab-stops/>
      </style:paragraph-properties>
    </style:style>
    <style:style style:name="P5" style:family="paragraph">
      <style:paragraph-properties fo:margin-left="0cm" fo:margin-right="0cm" fo:margin-top="0cm" fo:margin-bottom="0cm" fo:text-indent="0cm"/>
    </style:style>
    <style:style style:name="T1" style:family="text">
      <style:text-properties fo:color="#ffff00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ff3333"/>
    </style:style>
    <style:style style:name="T4" style:family="text">
      <style:text-properties fo:color="#ff3333"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23ff23"/>
    </style:style>
    <style:style style:name="T6" style:family="text">
      <style:text-properties fo:color="#ffffff"/>
    </style:style>
    <style:style style:name="T7" style:family="text">
      <style:text-properties fo:color="#23ff23" fo:font-weight="bold" style:font-weight-asian="bold" style:font-weight-complex="bold"/>
    </style:style>
    <style:style style:name="T8" style:family="text">
      <style:text-properties fo:color="#ffff00" fo:font-size="24pt" style:font-size-asian="24pt" style:font-size-complex="24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color="#23ff23" fo:font-size="24pt" style:font-size-asian="24pt" style:font-size-complex="24pt"/>
    </style:style>
    <style:style style:name="T11" style:family="text">
      <style:text-properties fo:color="#ffffff" fo:font-size="24pt" style:font-size-asian="24pt" style:font-size-complex="24pt"/>
    </style:style>
    <style:style style:name="T12" style:family="text">
      <style:text-properties fo:color="#9999cc"/>
    </style:style>
    <style:style style:name="T13" style:family="text">
      <style:text-properties fo:color="#ffcc99" fo:font-weight="bold" style:font-weight-asian="bold" style:font-weight-complex="bold"/>
    </style:style>
    <style:style style:name="T14" style:family="text"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66: FractalTree example</presentation:footer-decl>
      <presentation:footer-decl presentation:name="ftr2">CMPTxxxx</presentation:footer-decl>
      <presentation:date-time-decl presentation:name="dtd1" presentation:source="fixed">6 Mar 2009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Drawing Fractals</text:p>
          </draw:text-box>
        </draw:frame>
        <draw:frame presentation:style-name="pr2" draw:text-style-name="P1" draw:layer="layout" svg:width="13.335cm" svg:height="10.216cm" svg:x="3.175cm" svg:y="8.558cm" presentation:class="subtitle" presentation:user-transformed="true">
          <draw:text-box>
            <text:p text:style-name="P1">6 Mar 2009</text:p>
            <text:p text:style-name="P1">CMPT166</text:p>
            <text:p text:style-name="P1">Dr. Sean Ho</text:p>
            <text:p text:style-name="P1">Trinity Western University</text:p>
          </draw:text-box>
        </draw:frame>
        <draw:frame presentation:style-name="pr3" draw:text-style-name="P1" draw:layer="layout" svg:width="0.502cm" svg:height="3.287cm" svg:x="1.055cm" svg:y="2.457cm">
          <draw:text-box>
            <text:p text:style-name="P1"><text:line-break/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>Review last time</text:p>
          </draw:text-box>
        </draw:frame>
        <draw:frame presentation:style-name="pr6" draw:layer="layout" svg:width="25.199cm" svg:height="14.016cm" svg:x="1.4cm" svg:y="4.507cm" presentation:class="outline">
          <draw:text-box>
            <text:list text:style-name="L2">
              <text:list-item>
                <text:p>Applications of <text:span text:style-name="T1">recursion</text:span></text:p>
                <text:list>
                  <text:list-item>
                    <text:p>Towers of <text:span text:style-name="T1">Hanoi</text:span>: algorithm</text:p>
                  </text:list-item>
                  <text:list-item>
                    <text:p><text:span text:style-name="T1">Gray</text:span> codes: algorithm to generate</text:p>
                  </text:list-item>
                  <text:list-item>
                    <text:p><text:span text:style-name="T1">Fractals</text:span>: self-similarity</text:p>
                    <text:list>
                      <text:list-item>
                        <text:p><text:span text:style-name="T1">Iterated function systems</text:span></text:p>
                      </text:list-item>
                      <text:list-item>
                        <text:p><text:span text:style-name="T1">Sierpinski</text:span> triangle: <text:span text:style-name="T1">recursive</text:span> solution</text:p>
                      </text:list-item>
                      <text:list-item>
                        <text:p>Sierpinski triangle: <text:span text:style-name="T1">Chaos Gam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>Quiz 4<text:tab/><text:tab/><text:tab/> <text:span text:style-name="T2">(10mins, 20pts)</text:span></text:p>
          </draw:text-box>
        </draw:frame>
        <draw:frame presentation:style-name="pr6" draw:id="id1" draw:layer="layout" svg:width="25.199cm" svg:height="14.016cm" svg:x="1.4cm" svg:y="4.507cm" presentation:class="outline">
          <draw:text-box>
            <text:list text:style-name="L2">
              <text:list-item>
                <text:p>Describe how to <text:span text:style-name="T1">design</text:span>/<text:span text:style-name="T1">structure</text:span> an FLTK program that <text:span text:style-name="T1">draws</text:span> in a widget (like our Scribble example)<text:tab/><text:tab/><text:tab/><text:tab/><text:tab/><text:tab/><text:tab/><text:tab/><text:span text:style-name="T3"><text:tab/></text:span><text:span text:style-name="T3"><text:tab/></text:span><text:span text:style-name="T3"> </text:span><text:span text:style-name="T4">[5]</text:span></text:p>
              </text:list-item>
              <text:list-item>
                <text:p>Name and describe at least <text:span text:style-name="T1">five</text:span> functions that draw FLTK “<text:span text:style-name="T1">fast shapes</text:span>” (we mentioned 8).<text:line-break/>Be sure to describe the <text:span text:style-name="T1">parameters</text:span>, too.<text:span text:style-name="T3"><text:tab/></text:span><text:span text:style-name="T3"><text:tab/></text:span><text:span text:style-name="T3"> </text:span><text:span text:style-name="T4">[6]</text:span></text:p>
              </text:list-item>
              <text:list-item>
                <text:p>What are some <text:span text:style-name="T1">limitations</text:span> of the “fast shapes”?<text:tab/><text:tab/><text:tab/><text:tab/><text:tab/><text:tab/><text:tab/><text:tab/><text:tab/><text:tab/><text:tab/><text:tab/><text:tab/><text:tab/><text:tab/><text:tab/><text:tab/><text:tab/><text:span text:style-name="T4">[4]</text:span></text:p>
              </text:list-item>
              <text:list-item>
                <text:p>Describe what <text:span text:style-name="T1">fl_push_matrix()</text:span> and <text:span text:style-name="T1">fl_pop_matrix()</text:span> do.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/text:span><text:span text:style-name="T4">[5]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" smil:attributeName="visibility" smil:to="visible"/>
                  <anim:transitionFilter smil:dur="0.5s" smil:targetElement="id1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>Quiz 4<text:tab/> answers: #1</text:p>
          </draw:text-box>
        </draw:frame>
        <draw:frame presentation:style-name="pr6" draw:layer="layout" svg:width="25.199cm" svg:height="14.793cm" svg:x="1.4cm" svg:y="4.507cm" presentation:class="outline" presentation:user-transformed="true">
          <draw:text-box>
            <text:list text:style-name="L2">
              <text:list-item>
                <text:p text:id="id2">Describe how to <text:span text:style-name="T1">design</text:span>/<text:span text:style-name="T1">structure</text:span> an FLTK program that <text:span text:style-name="T1">draws</text:span> in a widget (like our Scribble example)<text:tab/><text:tab/><text:tab/><text:tab/><text:tab/><text:tab/><text:tab/><text:tab/><text:span text:style-name="T3"><text:tab/></text:span><text:span text:style-name="T3"><text:tab/></text:span><text:span text:style-name="T3"> </text:span><text:span text:style-name="T4">[5]</text:span></text:p>
                <text:list>
                  <text:list-item>
                    <text:p text:id="id3">Setup <text:span text:style-name="T1">UI</text:span>: create a <text:span text:style-name="T1">widget</text:span> to draw in</text:p>
                    <text:list>
                      <text:list-item>
                        <text:p text:id="id4">e.g., an <text:span text:style-name="T1">Fl_Box</text:span></text:p>
                      </text:list-item>
                    </text:list>
                  </text:list-item>
                  <text:list-item>
                    <text:p text:id="id5">In the <text:span text:style-name="T1">C++</text:span> tab, change the <text:span text:style-name="T1">subclass</text:span> to the class we are going to write</text:p>
                  </text:list-item>
                  <text:list-item>
                    <text:p text:id="id6">In C++ file, <text:span text:style-name="T1">create</text:span> a subclass of <text:span text:style-name="T5">Fl_Box</text:span></text:p>
                  </text:list-item>
                  <text:list-item>
                    <text:p text:id="id7"><text:span text:style-name="T1">Override</text:span> the <text:span text:style-name="T5">draw()</text:span> method</text:p>
                  </text:list-item>
                  <text:list-item>
                    <text:p text:id="id8"><text:span text:style-name="T5">#include &lt;FL/fl_draw.H&gt;</text:span> and use the FLTK <text:span text:style-name="T1">drawing</text:span> functions within <text:span text:style-name="T5">draw(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arWipe" smil:subtype="topToBottom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top" presentation:group-id="0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arWipe" smil:subtype="topToBottom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wipe" presentation:preset-sub-type="from-top" presentation:group-id="0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arWipe" smil:subtype="topToBottom"/>
                </anim:par>
              </anim:par>
              <anim:par smil:begin="1.5s">
                <anim:par smil:begin="0s" smil:fill="hold" presentation:preset-property="Direction" presentation:node-type="after-previous" presentation:preset-class="entrance" presentation:preset-id="ooo-entrance-wipe" presentation:preset-sub-type="from-top" presentation:group-id="0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arWipe" smil:subtype="topToBottom"/>
                </anim:par>
              </anim:par>
              <anim:par smil:begin="2s">
                <anim:par smil:begin="0s" smil:fill="hold" presentation:preset-property="Direction" presentation:node-type="after-previous" presentation:preset-class="entrance" presentation:preset-id="ooo-entrance-wipe" presentation:preset-sub-type="from-top" presentation:group-id="0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7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>Quiz 4<text:tab/> answers: #2-3</text:p>
          </draw:text-box>
        </draw:frame>
        <draw:frame presentation:style-name="pr6" draw:layer="layout" svg:width="25.199cm" svg:height="14.29cm" svg:x="1.4cm" svg:y="4.507cm" presentation:class="outline" presentation:user-transformed="true">
          <draw:text-box>
            <text:list text:style-name="L2">
              <text:list-item>
                <text:p text:id="id9">Name and describe at least <text:span text:style-name="T1">five</text:span> functions that draw FLTK “<text:span text:style-name="T1">fast shapes</text:span>” (we mentioned 8).<text:line-break/>Be sure to describe the <text:span text:style-name="T1">parameters</text:span>, too.<text:span text:style-name="T3"><text:tab/></text:span><text:span text:style-name="T3"><text:tab/></text:span><text:span text:style-name="T3"> </text:span><text:span text:style-name="T4">[6]</text:span></text:p>
                <text:list>
                  <text:list-item>
                    <text:p text:id="id10">fl_<text:span text:style-name="T5">point</text:span>(x,y), fl_<text:span text:style-name="T5">line</text:span>(x,y,x2,y2), fl_<text:span text:style-name="T5">rect</text:span><text:span text:style-name="T6">/</text:span><text:span text:style-name="T5">rectf</text:span>(x,y,w,h), fl_<text:span text:style-name="T5">loop</text:span>/<text:span text:style-name="T5">polygon</text:span>(x,y,x2,y2,x3,y3), fl_<text:span text:style-name="T5">arc</text:span>/<text:span text:style-name="T5">pie</text:span>(x,y,w,h,a1,a2)</text:p>
                  </text:list-item>
                </text:list>
              </text:list-item>
              <text:list-item>
                <text:p text:id="id11">What are some <text:span text:style-name="T1">limitations</text:span> of the “fast shapes”?<text:tab/><text:tab/><text:tab/><text:tab/><text:tab/><text:tab/><text:tab/><text:tab/><text:tab/><text:tab/><text:tab/><text:tab/><text:tab/><text:tab/><text:tab/><text:tab/><text:tab/><text:tab/><text:span text:style-name="T4">[4]</text:span></text:p>
                <text:list>
                  <text:list-item>
                    <text:p text:id="id12">No <text:span text:style-name="T1">transforms</text:span></text:p>
                  </text:list-item>
                  <text:list-item>
                    <text:p text:id="id13"><text:span text:style-name="T5">loop</text:span>/<text:span text:style-name="T5">polygon</text:span> only up to <text:span text:style-name="T1">4</text:span> vertices, <text:span text:style-name="T1">convex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7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>Quiz 4<text:tab/> answers: #4</text:p>
          </draw:text-box>
        </draw:frame>
        <draw:frame presentation:style-name="pr6" draw:layer="layout" svg:width="25.199cm" svg:height="14.016cm" svg:x="1.4cm" svg:y="4.507cm" presentation:class="outline">
          <draw:text-box>
            <text:list text:style-name="L2">
              <text:list-item>
                <text:p text:id="id14">Describe what <text:span text:style-name="T1">fl_push_matrix()</text:span> and <text:span text:style-name="T1">fl_pop_matrix()</text:span> do.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/text:span><text:span text:style-name="T4">[5]</text:span></text:p>
                <text:list>
                  <text:list-item>
                    <text:p text:id="id15"><text:span text:style-name="T1">Transform</text:span> matrices: only applies to FLTK <text:span text:style-name="T1">complex</text:span> shapes</text:p>
                  </text:list-item>
                  <text:list-item>
                    <text:p text:id="id16">x,y <text:span text:style-name="T1">coordinates</text:span> of objects are <text:span text:style-name="T1">transformed</text:span> by the matrix to find their final position on the screen</text:p>
                  </text:list-item>
                  <text:list-item>
                    <text:p text:id="id17"><text:span text:style-name="T5">push_matrix()</text:span> <text:span text:style-name="T1">saves</text:span> old transform so that we can <text:span text:style-name="T1">change</text:span> transform (<text:span text:style-name="T1">scale</text:span>, <text:span text:style-name="T1">rotate</text:span>, <text:span text:style-name="T1">transform</text:span>) and later <text:span text:style-name="T1">restore</text:span> using <text:span text:style-name="T5">pop_matrix(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7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>Drawing IFS in FLTK</text:p>
          </draw:text-box>
        </draw:frame>
        <draw:frame presentation:style-name="pr6" draw:layer="layout" svg:width="25.199cm" svg:height="14.016cm" svg:x="1.4cm" svg:y="4.507cm" presentation:class="outline">
          <draw:text-box>
            <text:list text:style-name="L2">
              <text:list-item>
                <text:p>Some fractals like Mandelbrot set are <text:span text:style-name="T1">images</text:span>:</text:p>
                <text:list>
                  <text:list-item>
                    <text:p>Render into a <text:span text:style-name="T1">pixel buffer </text:span><text:span text:style-name="T6">(char *)</text:span></text:p>
                  </text:list-item>
                </text:list>
              </text:list-item>
              <text:list-item>
                <text:p><text:span text:style-name="T1">Iterated function systems</text:span> can be drawn using FLTK's <text:span text:style-name="T5">&lt;FL/fl_draw.H&gt;</text:span> functions</text:p>
              </text:list-item>
              <text:list-item>
                <text:p><text:span text:style-name="T1">Transform</text:span> matrices are useful!</text:p>
                <text:list>
                  <text:list-item>
                    <text:p>Use <text:span text:style-name="T1">complex</text:span> shapes, not fast-draw ones</text:p>
                    <text:list>
                      <text:list-item>
                        <text:p><text:span text:style-name="T7">draw triangle</text:span></text:p>
                      </text:list-item>
                      <text:list-item>
                        <text:p><text:span text:style-name="T7">translate and scale smaller</text:span></text:p>
                      </text:list-item>
                      <text:list-item>
                        <text:p><text:span text:style-name="T7">draw triangle</text:span></text:p>
                      </text:list-item>
                      <text:list-item>
                        <text:p><text:span text:style-name="T7">recurse.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178cm" svg:x="1cm" svg:y="0.337cm" presentation:class="title">
          <draw:text-box>
            <text:p>FractalTree example</text:p>
          </draw:text-box>
        </draw:frame>
        <draw:frame presentation:style-name="pr9" draw:text-style-name="P1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Two parameters: <text:span text:style-name="T5">angle</text:span> and <text:span text:style-name="T5">shrink</text:span></text:p>
              </text:list-item>
              <text:list-item>
                <text:p text:style-name="P1">On each <text:span text:style-name="T1">recursive</text:span> <text:span text:style-name="T1">step</text:span> (see <text:span text:style-name="T5">drawBranch</text:span>()):</text:p>
                <text:list>
                  <text:list-item>
                    <text:p text:style-name="P1">Draw <text:span text:style-name="T1">left</text:span> branch, then</text:p>
                    <text:list>
                      <text:list-item>
                        <text:p text:style-name="P4"><text:span text:style-name="T8">Rotate </text:span><text:span text:style-name="T9">(by </text:span><text:span text:style-name="T10">angle</text:span><text:span text:style-name="T9">) and </text:span><text:span text:style-name="T8">transl </text:span><text:span text:style-name="T11">(to end)</text:span></text:p>
                      </text:list-item>
                      <text:list-item>
                        <text:p text:style-name="P4"><text:span text:style-name="T8">Recurse</text:span><text:span text:style-name="T9"> to fill out left branch</text:span></text:p>
                      </text:list-item>
                      <text:list-item>
                        <text:p text:style-name="P4"><text:span text:style-name="T8">Pop</text:span><text:span text:style-name="T9"> matrix</text:span></text:p>
                      </text:list-item>
                    </text:list>
                  </text:list-item>
                  <text:list-item>
                    <text:p text:style-name="P1">Draw <text:span text:style-name="T1">right</text:span> branch, then</text:p>
                    <text:list>
                      <text:list-item>
                        <text:p text:style-name="P5"><text:span text:style-name="T8">Rotate </text:span><text:span text:style-name="T9">(by </text:span><text:span text:style-name="T10">angle</text:span><text:span text:style-name="T9">) and </text:span><text:span text:style-name="T8">transl </text:span><text:span text:style-name="T11">(to end)</text:span></text:p>
                      </text:list-item>
                      <text:list-item>
                        <text:p text:style-name="P5"><text:span text:style-name="T8">Recurse</text:span><text:span text:style-name="T9"> to fill out left branch</text:span></text:p>
                      </text:list-item>
                      <text:list-item>
                        <text:p text:style-name="P5"><text:span text:style-name="T8">Pop</text:span><text:span text:style-name="T9"> matrix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">Stop</text:span> when branches are &lt;2 pixels long</text:p>
              </text:list-item>
            </text:list>
          </draw:text-box>
        </draw:frame>
        <draw:frame draw:style-name="gr2" draw:layer="layout" svg:width="8.443cm" svg:height="0.988cm" svg:x="18.72cm" svg:y="2.592cm">
          <draw:text-box>
            <text:p>See <text:span text:style-name="T12"><text:a xlink:href="http://twu.seanho.com/09spr/cmpt166/examples/FractalTree/">FractalTree</text:a></text:span> example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>FLTK event handling</text:p>
          </draw:text-box>
        </draw:frame>
        <draw:frame presentation:style-name="pr6" draw:layer="layout" svg:width="25.199cm" svg:height="15.207cm" svg:x="1.4cm" svg:y="4.507cm" presentation:class="outline" presentation:user-transformed="true">
          <draw:text-box>
            <text:list text:style-name="L2">
              <text:list-item>
                <text:p text:style-name="P1">Two parameters: <text:span text:style-name="T5">angle</text:span> and <text:span text:style-name="T5">shrink</text:span></text:p>
                <text:list>
                  <text:list-item>
                    <text:p>Use <text:span text:style-name="T1">horiz</text:span> mouse for <text:span text:style-name="T5">angle</text:span>, <text:span text:style-name="T1">vert</text:span> for <text:span text:style-name="T5">shrink</text:span></text:p>
                  </text:list-item>
                </text:list>
              </text:list-item>
              <text:list-item>
                <text:p><text:span text:style-name="T1">Override</text:span> the <text:span text:style-name="T5">handle()</text:span> method:</text:p>
                <text:list>
                  <text:list-item>
                    <text:p>Takes one <text:span text:style-name="T5">int</text:span> parameter: <text:span text:style-name="T1">kind of event</text:span></text:p>
                    <text:list>
                      <text:list-item>
                        <text:p>enum type <text:span text:style-name="T5">Fl_Event</text:span></text:p>
                      </text:list-item>
                    </text:list>
                  </text:list-item>
                  <text:list-item>
                    <text:p>Returns int: <text:span text:style-name="T5">1</text:span> if <text:span text:style-name="T1">handled</text:span>, <text:span text:style-name="T5">0</text:span> if not</text:p>
                    <text:list>
                      <text:list-item>
                        <text:p>If <text:span text:style-name="T1">not</text:span> handled, the event is <text:span text:style-name="T1">passed</text:span> on to the enclosing widget (e.g., window)</text:p>
                      </text:list-item>
                    </text:list>
                  </text:list-item>
                  <text:list-item>
                    <text:p><text:span text:style-name="T5">switch</text:span> on the <text:span text:style-name="T1">kind</text:span> of event: FL_PUSH, FL_RELEASE, FL_KEYDOWN, etc.</text:p>
                  </text:list-item>
                  <text:list-item>
                    <text:p><text:span text:style-name="T5">&lt;FL/Enumerations.H&gt;</text:span> has full list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>Listening for events</text:p>
          </draw:text-box>
        </draw:frame>
        <draw:frame presentation:style-name="pr6" draw:layer="layout" svg:width="25.199cm" svg:height="14.016cm" svg:x="1.4cm" svg:y="4.507cm" presentation:class="outline">
          <draw:text-box>
            <text:list text:style-name="L2">
              <text:list-item>
                <text:p>We want to listen for mouse <text:span text:style-name="T1">click</text:span> or <text:span text:style-name="T1">drag</text:span> events</text:p>
                <text:list>
                  <text:list-item>
                    <text:p><text:span text:style-name="T5">switch(e) {</text:span></text:p>
                    <text:list>
                      <text:list-item>
                        <text:p><text:span text:style-name="T5">case FL_PUSH: case FL_DRAG:</text:span></text:p>
                        <text:list>
                          <text:list-item>
                            <text:p><text:span text:style-name="T13">// handle this event</text:span></text:p>
                          </text:list-item>
                          <text:list-item>
                            <text:p><text:span text:style-name="T7">return(1);</text:span><text:span text:style-name="T7"><text:tab/></text:span><text:span text:style-name="T13">// flag that it's taken care of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or all <text:span text:style-name="T1">other</text:span> events that we don't care about, pass it on to the <text:span text:style-name="T1">superclass</text:span> to handle:</text:p>
                <text:list>
                  <text:list-item>
                    <text:p><text:span text:style-name="T5">return( Fl_Box::handle() );</text:span></text:p>
                  </text:list-item>
                </text:list>
              </text:list-item>
              <text:list-item>
                <text:p>If that doesn't take care of it, FLTK will send the event to the <text:span text:style-name="T1">enclosing</text:span> widget for handling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>Mouse event info</text:p>
          </draw:text-box>
        </draw:frame>
        <draw:frame presentation:style-name="pr6" draw:layer="layout" svg:width="25.199cm" svg:height="15.04cm" svg:x="1.4cm" svg:y="4.507cm" presentation:class="outline" presentation:user-transformed="true">
          <draw:text-box>
            <text:list text:style-name="L2">
              <text:list-item>
                <text:p>Now that we know it's a mouse <text:span text:style-name="T1">push</text:span>/<text:span text:style-name="T1">drag</text:span> event, where are the mouse <text:span text:style-name="T1">coordinates</text:span>?</text:p>
                <text:list>
                  <text:list-item>
                    <text:list>
                      <text:list-item>
                        <text:p><text:span text:style-name="T7">#include &lt;FL/Fl.H&gt;</text:span></text:p>
                      </text:list-item>
                      <text:list-item>
                        <text:p><text:span text:style-name="T7">Fl::event_x() </text:span><text:span text:style-name="T14">and</text:span><text:span text:style-name="T7"> Fl::event_y()</text:span></text:p>
                      </text:list-item>
                    </text:list>
                  </text:list-item>
                </text:list>
              </text:list-item>
              <text:list-item>
                <text:p>Also, use <text:span text:style-name="T5">Fl::event_button()</text:span> to get<text:line-break/>which mouse <text:span text:style-name="T1">button</text:span> was pressed</text:p>
              </text:list-item>
              <text:list-item>
                <text:p><text:span text:style-name="T5">Fl::event_clicks()</text:span> returns <text:span text:style-name="T5">(# clicks)</text:span>-1</text:p>
                <text:list>
                  <text:list-item>
                    <text:p>So it returns “true” if <text:span text:style-name="T1">double-click</text:span></text:p>
                  </text:list-item>
                </text:list>
              </text:list-item>
              <text:list-item>
                <text:p>For FL_KEYDOWN events, <text:span text:style-name="T5">Fl::event_key()</text:span> returns which <text:span text:style-name="T1">key</text:span> was pressed</text:p>
                <text:list>
                  <text:list-item>
                    <text:p>See <text:a xlink:href="http://fltk.org/doc-1.1/events.html#event_xxx">FLTK docs ch6</text:a><text:span text:style-name="T12"> </text:span>for more detail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en" fo:country="US" style:font-size-asian="21.2000007629395pt" style:language-asian="en" style:country-asian="US" style:font-family-complex="'Times New Roman'" style:font-family-generic-complex="roman" style:font-pitch-complex="variable" style:font-size-complex="21.2000007629395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Italic" style:family="graphic">
      <style:paragraph-properties style:text-autospace="none"/>
      <style:text-properties fo:font-size="21.2000007629395pt" fo:font-style="italic" style:font-size-asian="21.2000007629395pt" style:font-style-asian="italic" style:font-size-complex="21.2000007629395pt" style:font-style-complex="italic"/>
    </style:style>
    <style:style style:name="TB" style:family="graphic">
      <style:paragraph-properties fo:margin-left="0cm" fo:margin-right="0cm" fo:text-align="start" fo:text-indent="0cm" style:text-autospace="none"/>
      <style:text-properties fo:color="#000000" fo:font-family="Times" style:font-family-generic="roman" style:font-pitch="variable" fo:font-size="15.8999996185303pt" fo:language="en" fo:country="US" style:font-family-asian="Times" style:font-family-generic-asian="roman" style:font-pitch-asian="variable" style:font-size-asian="15.8999996185303pt" style:language-asian="en" style:country-asian="US" style:font-family-complex="Times" style:font-family-generic-complex="roman" style:font-pitch-complex="variable" style:font-size-complex="15.8999996185303pt" style:language-complex="ar" style:country-complex="SA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initial-creator>Sean Ho</meta:initial-creator>
    <meta:creation-date>2007-01-15T12:24:22</meta:creation-date>
    <dc:date>2009-03-06T14:24:03</dc:date>
    <meta:editing-cycles>131</meta:editing-cycles>
    <meta:editing-duration>PT127H02M03S</meta:editing-duration>
    <meta:document-statistic meta:object-count="203"/>
    <meta:user-defined meta:name="Info 1"/>
    <meta:user-defined meta:name="Info 2"/>
    <meta:user-defined meta:name="Info 3"/>
    <meta:user-defined meta:name="Info 4"/>
  </office:meta>
</office:document-meta>
</file>